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c5000b"/>
    </style:style>
    <style:style style:name="P2" style:family="paragraph" style:parent-style-name="Standard">
      <style:text-properties style:use-window-font-color="true"/>
    </style:style>
    <style:style style:name="P3" style:family="paragraph" style:parent-style-name="Standard">
      <style:text-properties fo:color="#2300dc"/>
    </style:style>
    <style:style style:name="P4"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2300dc"/>
    </style:style>
    <style:style style:name="T4"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4)Rappel sur les pointeurs</text:p>
      <text:p text:style-name="Standard"/>
      <text:p text:style-name="Standard">a)Simulation du passage par adresse : On remplace la transmission d'un paramètre(Structure) par son adresse.</text:p>
      <text:p text:style-name="Standard"/>
      <text:p text:style-name="Standard">T x ;</text:p>
      <text:p text:style-name="Standard">=&gt; &amp;x</text:p>
      <text:p text:style-name="Standard"/>
      <text:p text:style-name="Standard">Si on utilise des pointeurs, on arrête de faire de la programmation fonctionnelle.</text:p>
      <text:p text:style-name="Standard">Lors de l'utilisation des pointeurs par une fonction, l'objet x est modifié directement, non pas copié, il est donc muté. On parle alors de programmation avec mutation.</text:p>
      <text:p text:style-name="Standard"/>
      <text:p text:style-name="Standard">b)Allocation dynamique</text:p>
      <text:p text:style-name="Standard"/>
      <text:p text:style-name="Standard">En C, la fonction malloc permet d'allouer une zone dans la mémoire et de renvoyé un pointeur sur cette zone. Il est couplé avec la fonction sizeof qui fournit le nombre d'octet nécessaire d'un type.</text:p>
      <text:p text:style-name="Standard">→ malloc(sizeof(t)) où t est un type fourni en paramètre.</text:p>
      <text:p text:style-name="Standard"/>
      <text:p text:style-name="Standard">Pour simplifier l'écriture, on définie quelques macro :</text:p>
      <text:p text:style-name="Standard">#define MALLOC(t) malloc(sizeof(t))</text:p>
      <text:p text:style-name="Standard"/>
      <text:p text:style-name="Standard">rappel:1) typedef struct {Nat v[100];Nat n ;} strens ;</text:p>
      <text:p text:style-name="Standard"><text:tab/>2)typedef struct {Nat v[100];Nat n ;} *Ens;</text:p>
      <text:p text:style-name="Standard"/>
      <text:p text:style-name="Standard">exemple 2 : Ens e=MALLOC(strens) ;</text:p>
      <text:p text:style-name="Standard"/>
      <text:p text:style-name="Standard">#define SIZEOF(t) ( sizeof(t))</text:p>
      <text:p text:style-name="Standard"/>
      <text:p text:style-name="Standard">Pour allouer une zone n fois :</text:p>
      <text:p text:style-name="Standard">#define MALLOCN(n,t) ((t*)malloc(n*sizeof(t))) </text:p>
      <text:p text:style-name="Standard"/>
      <text:p text:style-name="Standard">Pour reallouer un tableau pointé par t</text:p>
      <text:p text:style-name="Standard">#define REALLOC(t,n) ((t*)realloc(t,n))</text:p>
      <text:p text:style-name="Standard"/>
      <text:p text:style-name="Standard">Pour une version qui initialise à 0 tout les octet de la zone</text:p>
      <text:p text:style-name="Standard">#define CALLOC(n,t) ((t*)calloc(n,sizeof(t)))</text:p>
      <text:p text:style-name="Standard"/>
      <text:p text:style-name="Standard">#define FREE(p) free(p)</text:p>
      <text:p text:style-name="Standard"/>
      <text:p text:style-name="Standard">et le pointeur vers aucune zone memoire :</text:p>
      <text:p text:style-name="Standard">#define NULL (void *)0</text:p>
      <text:p text:style-name="Standard"/>
      <text:p text:style-name="Standard">c)Structure de données cf SDA1</text:p>
      <text:p text:style-name="Standard"/>
      <text:p text:style-name="Standard">1.5)Programmation avec mutations</text:p>
      <text:p text:style-name="Standard"/>
      <text:p text:style-name="Standard">Reprenons typedef struct strens {Nat v[100] ; Nat n} Ens ;</text:p>
      <text:p text:style-name="Standard">Nous allons utilisé la simulation du passage par adresse avec les pointeurs et donc nous allons modifier l'ensemble par « effet de bord ».</text:p>
      <text:p text:style-name="Standard"/>
      <text:p text:style-name="Standard">La forme 1 sera écrite avec des procédures.</text:p>
      <text:p text:style-name="Standard">La forme 2, nous laisserons aux opérations un aspect fonctionnel(argument/résultat) en écrivant des</text:p>
      <text:p text:style-name="Standard"><text:soft-page-break/>fonction.</text:p>
      <text:p text:style-name="Standard"/>
      <text:p text:style-name="Standard"/>
      <text:p text:style-name="Standard">Forme 1 procédure :</text:p>
      <text:p text:style-name="Standard"/>
      <text:p text:style-name="Standard">void ensvide(Ens *e)</text:p>
      <text:p text:style-name="Standard">{ e→n=0 ;}</text:p>
      <text:p text:style-name="Standard"/>
      <text:p text:style-name="Standard">void i(Ens *e,Nat x)</text:p>
      <text:p text:style-name="Standard">{e→v[e→n] = x ;</text:p>
      <text:p text:style-name="Standard">e→n++ ;</text:p>
      <text:p text:style-name="Standard">}</text:p>
      <text:p text:style-name="Standard"/>
      <text:p text:style-name="Standard">void s(Ens *e,Nat x)</text:p>
      <text:p text:style-name="Standard">{</text:p>
      <text:p text:style-name="Standard">Nat k ;</text:p>
      <text:p text:style-name="Standard">e→n-- ;</text:p>
      <text:p text:style-name="Standard">for(k=e→n;e→v[k]!= x;k--) ;</text:p>
      <text:p text:style-name="Standard">e→v[k] = e→v[e→n] ;</text:p>
      <text:p text:style-name="Standard">} </text:p>
      <text:p text:style-name="Standard"/>
      <text:p text:style-name="Standard"/>
      <text:p text:style-name="Standard">Forme 2 fonction :</text:p>
      <text:p text:style-name="Standard"/>
      <text:p text:style-name="Standard">Ens * ensvide()</text:p>
      <text:p text:style-name="Standard">{Ens *e=MALLOC(Ens) ;</text:p>
      <text:p text:style-name="Standard">e→n=0 ;</text:p>
      <text:p text:style-name="Standard">return e ;</text:p>
      <text:p text:style-name="Standard">}</text:p>
      <text:p text:style-name="Standard"/>
      <text:p text:style-name="Standard">Ens* i(Ens* e, Nat x)</text:p>
      <text:p text:style-name="Standard">{</text:p>
      <text:p text:style-name="Standard">e→v[e→n] = x ;</text:p>
      <text:p text:style-name="Standard">e→n++ ;</text:p>
      <text:p text:style-name="Standard">return e ;</text:p>
      <text:p text:style-name="Standard">}</text:p>
      <text:p text:style-name="Standard"/>
      <text:p text:style-name="Standard">Ens* s(Ens *e, Nat x)</text:p>
      <text:p text:style-name="Standard">{</text:p>
      <text:p text:style-name="Standard">Nat k ;</text:p>
      <text:p text:style-name="Standard">e→n-- ;</text:p>
      <text:p text:style-name="Standard">for(k=e→n;e→v[k]!= x;k--) ;</text:p>
      <text:p text:style-name="Standard">e→v[k] = e→v[e→n] ;</text:p>
      <text:p text:style-name="Standard">return e ;</text:p>
      <text:p text:style-name="Standard">}</text:p>
      <text:p text:style-name="Standard"><text:s/></text:p>
      <text:p text:style-name="Standard"/>
      <text:p text:style-name="Standard">Exemple : initialiser e, y inserer 3 et 7, supprimer 3</text:p>
      <text:p text:style-name="Standard"/>
      <text:p text:style-name="Standard">Forme 1 :</text:p>
      <text:p text:style-name="Standard">Void lol()</text:p>
      <text:p text:style-name="Standard">{</text:p>
      <text:p text:style-name="Standard"><text:soft-page-break/>Ens e ;</text:p>
      <text:p text:style-name="Standard">ensvide(&amp;e) ;</text:p>
      <text:p text:style-name="Standard">i(&amp;e,3) ; i(&amp;e,7) ; s(&amp;e,3) ;}</text:p>
      <text:p text:style-name="Standard">Forme 2 :</text:p>
      <text:p text:style-name="Standard">Ens *e ;</text:p>
      <text:p text:style-name="Standard">e=s(i(i(ensvide(),3),7),3) ;</text:p>
      <text:p text:style-name="Standard">return e ;</text:p>
      <text:p text:style-name="Standard"/>
      <text:p text:style-name="Standard">→ Forme fonctionnelle.</text:p>
      <text:p text:style-name="Standard"/>
      <text:p text:style-name="Standard">Forme 3 : on va plus loin dans la conservation d'une écriture fonctionnelle en intégrant le pointeurs dans la structure de données.</text:p>
      <text:p text:style-name="Standard"/>
      <text:p text:style-name="Standard">Typedef struct strens{Nat v[100] ; Nat n} strEns, *Ens ;</text:p>
      <text:p text:style-name="Standard"/>
      <text:p text:style-name="Standard">Ens ensvide()</text:p>
      <text:p text:style-name="Standard">{</text:p>
      <text:p text:style-name="Standard">Ens e=MALLOC(strEns) ;</text:p>
      <text:p text:style-name="Standard">e → n=0 ;</text:p>
      <text:p text:style-name="Standard">return e ;</text:p>
      <text:p text:style-name="Standard">}</text:p>
      <text:p text:style-name="Standard"/>
      <text:p text:style-name="Standard">Ens i(Ens e, Na x)</text:p>
      <text:p text:style-name="Standard">{</text:p>
      <text:p text:style-name="Standard">e → v[e → n] = x ;</text:p>
      <text:p text:style-name="Standard">e → x++ ;</text:p>
      <text:p text:style-name="Standard">return e ;</text:p>
      <text:p text:style-name="Standard">}</text:p>
      <text:p text:style-name="Standard"/>
      <text:p text:style-name="Standard">La forme 3 camouflage des notations d'adresse et de pointeurs pour obtenir le même profil pour les fonctions qu'elles soient programmées avec mutations ou fonctionnelles.</text:p>
      <text:p text:style-name="Standard"/>
      <text:p text:style-name="Standard">II]Spécifications</text:p>
      <text:p text:style-name="Standard"/>
      <text:p text:style-name="Standard">Illustrons la démarche de résolution des problèmes que nous voulons mettre en place sur la définition de la fonction x puissance n, x rationnel et n entier.</text:p>
      <text:p text:style-name="Standard"/>
      <text:p text:style-name="Standard">Nous allons d'abord spécifier l'opération puis raffiner la spécification.</text:p>
      <text:p text:style-name="Standard">1)Tout d'abord par rapport aux opérations de base</text:p>
      <text:p text:style-name="Standard">2)Puis de manière récursives directe.</text:p>
      <text:p text:style-name="Standard">3)De manière itérative pour préparer l'implantation.</text:p>
      <text:p text:style-name="Standard"/>
      <text:p text:style-name="Standard">Spécification formelle :</text:p>
      <text:p text:style-name="Standard">profil puissance : Rat,Nat → Rat /*puissance*/</text:p>
      <text:p text:style-name="Standard">préconditions : n:Nat ; x:Rat, x!=0 ou n!=0</text:p>
      <text:p text:style-name="Standard"/>
      <text:p text:style-name="Standard">1)Puiss(x,0) = 1</text:p>
      <text:p text:style-name="Standard">Puiss(x,n+1) = x*puiss(x,n)</text:p>
      <text:p text:style-name="Standard"/>
      <text:p text:style-name="Standard">2)puissnce(x,n) si n=0 alors 1</text:p>
      <text:p text:style-name="Standard">sinon x*puiss(x,n-1) fsi</text:p>
      <text:p text:style-name="Standard"/>
      <text:p text:style-name="Standard"><text:soft-page-break/>3)Définition itérative</text:p>
      <text:p text:style-name="Standard"/>
      <text:p text:style-name="Standard">puiss(x,n)=r avec (i,r) = init(n,1)tq i!=0 rép(i-1,r*x)frep</text:p>
      <text:p text:style-name="Standard">i initialisé à n et r à 1, la boucle continue tant que (tq) i!=0 avec i qui décrémente et r*x.</text:p>
      <text:p text:style-name="Standard"/>
      <text:p text:style-name="Standard">Ou encore </text:p>
      <text:p text:style-name="Standard">avec (j,r) = init(0,1) tq j!=n rep(j+1,r*x) frep</text:p>
      <text:p text:style-name="Standard"/>
      <text:p text:style-name="Standard">4)Ecriture en C.</text:p>
      <text:p text:style-name="Standard"/>
      <text:p text:style-name="Standard">Rat puiss(Rat x, Nat n) /* version récursives*/</text:p>
      <text:p text:style-name="Standard">forme 2 {return n==0?(1) : x*puiss(x,n-1);}</text:p>
      <text:p text:style-name="Standard"/>
      <text:p text:style-name="Standard">forme 3 Rat puiss(Rat x, Nat n)</text:p>
      <text:p text:style-name="Standard">{Rat r ; Nat i ;</text:p>
      <text:p text:style-name="Standard">i=n;r=1 ;</text:p>
      <text:p text:style-name="Standard">while(i!=0)</text:p>
      <text:p text:style-name="Standard">{i-- ;</text:p>
      <text:p text:style-name="Standard">r*=x ;</text:p>
      <text:p text:style-name="Standard">}</text:p>
      <text:p text:style-name="Standard">return r;}</text:p>
      <text:p text:style-name="Standard"/>
      <text:p text:style-name="Standard"/>
      <text:p text:style-name="P4">typedef struct strens {Nat * v ; Nat n;Nat taille;} StrEns, *Ens ;</text:p>
      <text:p text:style-name="Standard"/>
      <text:p text:style-name="Standard">Ens ensvide(Nat taille)</text:p>
      <text:p text:style-name="Standard">{Ens e = MALLOC(StrEns) ;</text:p>
      <text:p text:style-name="Standard">e → n=0 ;</text:p>
      <text:p text:style-name="Standard">e → v=calloc(taille, Nat) ;</text:p>
      <text:p text:style-name="Standard">e → taille = taille ;</text:p>
      <text:p text:style-name="Standard">return e ;</text:p>
      <text:p text:style-name="Standard">}</text:p>
      <text:p text:style-name="Standard"/>
      <text:p text:style-name="Standard"/>
      <text:p text:style-name="Standard"/>
      <text:p text:style-name="Standard">2.2)Spécification des ensembles</text:p>
      <text:p text:style-name="Standard"/>
      <text:p text:style-name="Standard">On suppose connu un module de spécifications de BASE avec des booléens, des entiers etc...</text:p>
      <text:p text:style-name="Standard">Avec leurs opérateurs habituels.</text:p>
      <text:p text:style-name="Standard"/>
      <text:p text:style-name="Standard">Spécification d'ensembles finis d'entiers naturels tous distincts, dont le cardinal est borné par 100.</text:p>
      <text:p text:style-name="Standard"/>
      <text:p text:style-name="Standard">spec ENS0(nom du .c) étend BASE(nom du .h)</text:p>
      <text:p text:style-name="Standard">SORTE (les typedef) Ens</text:p>
      <text:p text:style-name="Standard">operations :</text:p>
      <text:p text:style-name="P1">ensvide: <text:s/>→ Ens /* Ensemble vide*/</text:p>
      <text:p text:style-name="P1">i : Ens Nat → Ens /*insertion*/</text:p>
      <text:p text:style-name="Standard">s : Ens Nat → Ens /*suppression*/</text:p>
      <text:p text:style-name="P3">app : <text:s/>Nat Ens → Bool /*test d'appartenance*/</text:p>
      <text:p text:style-name="P3">vide : Ens → Bool /* test de vacuité*/</text:p>
      <text:p text:style-name="P3">card : Ens → Nat /*cardinal*/</text:p>
      <text:p text:style-name="P3">min:Ens →Nat /* minimum*/</text:p>
      <text:p text:style-name="P1"><text:soft-page-break/>générateur de base</text:p>
      <text:p text:style-name="P2"><text:span text:style-name="T3">sélecteur ou fonction d'accès ou accesseur.</text:span> </text:p>
      <text:p text:style-name="Standard"/>
      <text:p text:style-name="Standard">Préconditions :</text:p>
      <text:p text:style-name="Standard"><text:span text:style-name="T1">pré</text:span> i(e,x)= e &lt; 100, x ne doit pas déjà être dans e, les éléments de e doivent êtres distinct les uns des autres.</text:p>
      <text:p text:style-name="Standard"><text:span text:style-name="T1">pré</text:span> s(e,x) = x appartient à e</text:p>
      <text:p text:style-name="Standard"><text:span text:style-name="T1">pré</text:span> mini(e) = e non vide.</text:p>
      <text:p text:style-name="Standard"/>
      <text:p text:style-name="Standard">Axiomes :</text:p>
      <text:p text:style-name="Standard">(e0)i(i(e,x),y)=i(i(e,y),x)</text:p>
      <text:p text:style-name="Standard">(e1) x appartient a l'ensemble vide = faux</text:p>
      <text:p text:style-name="Standard">(e2)x appartient à i(e,y) = (x==y) || (x appartient à e)</text:p>
      <text:p text:style-name="Standard">(e3)vide(ø)=vrai</text:p>
      <text:p text:style-name="Standard">(e4)vide(i(e,x))=faux</text:p>
      <text:p text:style-name="Standard">(e5)card(ø)= 0</text:p>
      <text:p text:style-name="Standard">(e6)card(i(e,x))=1+card(e)</text:p>
      <text:p text:style-name="Standard">(e7)s(i(e,x),y) = si x==y alors e sinon i(s(e,y),x) fsi.</text:p>
      <text:p text:style-name="Standard">(e8)m(i(e,x))= <text:span text:style-name="T1">si</text:span> v(e) alors x</text:p>
      <text:p text:style-name="Standard"><text:tab/><text:tab/><text:span text:style-name="T1">sinon si</text:span> m(e) &gt; x alors x</text:p>
      <text:p text:style-name="Standard"><text:tab/><text:tab/><text:span text:style-name="T1">sinon</text:span> m(e) fsi fsi</text:p>
      <text:p text:style-name="Standard"/>
      <text:p text:style-name="Standard">→ Écrire autant d'axiome par générateur/sélecteurs qu'il y a de générateur de base, <text:span text:style-name="T2">SAUF</text:span><text:span text:style-name="T4"> lorsqu'on a des préconditions sur cette fonction, on doit écrire moins d'axiomes(car les préconditions portent sur des applications de générateur de base comme ensemble non vide).</text:span></text:p>
      <text:p text:style-name="Standard"/>
      <text:p text:style-name="Standard">exemple :</text:p>
      <text:p text:style-name="Standard">3 appartient à (i(i(ø,3),7)) = (3==7)||(3 appartient à i(ø,3))</text:p>
      <text:p text:style-name="Standard"><text:tab/><text:tab/><text:tab/>=(3==7)||(3==3)||(3 appartient à ø)</text:p>
      <text:p text:style-name="Standard"><text:tab/><text:tab/><text:tab/>=false||false||true = tru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ragonkill </meta:initial-creator>
    <meta:creation-date>2011-09-13T10:33:32</meta:creation-date>
    <dc:date>2011-11-15T10:51:21</dc:date>
    <dc:creator>Dragonkill </dc:creator>
    <meta:editing-duration>PT6H31M17S</meta:editing-duration>
    <meta:editing-cycles>58</meta:editing-cycles>
    <meta:generator>LibreOffice/3.4$Linux LibreOffice_project/340m1$Build-302</meta:generator>
    <meta:document-statistic meta:table-count="0" meta:image-count="0" meta:object-count="0" meta:page-count="5" meta:paragraph-count="167" meta:word-count="957" meta:character-count="5512" meta:non-whitespace-character-count="4705"/>
  </office:meta>
</office:document-meta>
</file>